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010000000108093F3507420144.png" manifest:media-type="image/png"/>
  <manifest:file-entry manifest:full-path="Pictures/100026E70000001A0000001A45A1E0C30FF09B0A.svg" manifest:media-type="image/svg+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704cm" style:rel-column-width="2667*"/>
    </style:style>
    <style:style style:name="Table1.B" style:family="table-column">
      <style:table-column-properties style:column-width="12.296cm" style:rel-column-width="6971*"/>
    </style:style>
    <style:style style:name="Table1.A1" style:family="table-cell">
      <style:table-cell-properties style:writing-mode="page"/>
    </style:style>
    <style:style style:name="P1" style:family="paragraph" style:parent-style-name="Standard">
      <style:text-properties officeooo:rsid="00138713" officeooo:paragraph-rsid="00138713"/>
    </style:style>
    <style:style style:name="P2" style:family="paragraph" style:parent-style-name="Standard">
      <style:text-properties officeooo:paragraph-rsid="00146f52"/>
    </style:style>
    <style:style style:name="P3" style:family="paragraph" style:parent-style-name="Standard">
      <style:text-properties officeooo:paragraph-rsid="00169b22"/>
    </style:style>
    <style:style style:name="P4" style:family="paragraph" style:parent-style-name="Standard">
      <style:text-properties officeooo:rsid="0017a36d" officeooo:paragraph-rsid="00169b22"/>
    </style:style>
    <style:style style:name="P5" style:family="paragraph" style:parent-style-name="Standard">
      <style:text-properties officeooo:paragraph-rsid="001d90c4"/>
    </style:style>
    <style:style style:name="P6" style:family="paragraph" style:parent-style-name="Table_20_Contents">
      <style:text-properties officeooo:rsid="00196eb6" officeooo:paragraph-rsid="00196eb6"/>
    </style:style>
    <style:style style:name="P7" style:family="paragraph" style:parent-style-name="Table_20_Contents">
      <style:text-properties officeooo:rsid="001a263f" officeooo:paragraph-rsid="001a263f"/>
    </style:style>
    <style:style style:name="P8" style:family="paragraph" style:parent-style-name="Table_20_Contents">
      <style:text-properties officeooo:paragraph-rsid="001a263f"/>
    </style:style>
    <style:style style:name="P9" style:family="paragraph" style:parent-style-name="Table_20_Contents">
      <style:text-properties officeooo:paragraph-rsid="001ba198"/>
    </style:style>
    <style:style style:name="T1" style:family="text">
      <style:text-properties officeooo:rsid="00138713"/>
    </style:style>
    <style:style style:name="T2" style:family="text">
      <style:text-properties officeooo:rsid="00143745"/>
    </style:style>
    <style:style style:name="T3" style:family="text">
      <style:text-properties officeooo:rsid="00146f52"/>
    </style:style>
    <style:style style:name="T4" style:family="text">
      <style:text-properties officeooo:rsid="0016601a"/>
    </style:style>
    <style:style style:name="T5" style:family="text">
      <style:text-properties officeooo:rsid="00169b22"/>
    </style:style>
    <style:style style:name="T6" style:family="text">
      <style:text-properties officeooo:rsid="001a263f"/>
    </style:style>
    <style:style style:name="T7" style:family="text">
      <style:text-properties officeooo:rsid="001ba198"/>
    </style:style>
    <style:style style:name="T8" style:family="text">
      <style:text-properties officeooo:rsid="001d90c4"/>
    </style:style>
    <style:style style:name="T9" style:family="text">
      <style:text-properties officeooo:rsid="001ed9d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2. Background Information</text:p>
      <text:p text:style-name="P1"/>
      <text:p text:style-name="P1">2.1</text:p>
      <text:p text:style-name="P1"/>
      <text:p text:style-name="P2"><text:span text:style-name="T1">There are several goodness of fit measures that are employed in this project. </text:span><text:span text:style-name="T2">Their goal is to test whether a given sample comes from </text:span><text:span text:style-name="T3">a distribution where its exact cumulative distribution function (cdf) </text:span><text:span text:style-name="T7">or probability density function (pdf) </text:span><text:span text:style-name="T3">is known</text:span><text:span text:style-name="T1">. </text:span><text:span text:style-name="T3">In </text:span><text:span text:style-name="T4">addition</text:span><text:span text:style-name="T3">, </text:span><text:span text:style-name="T1"><text:s/></text:span><text:span text:style-name="T3">these tests can be used </text:span><text:span text:style-name="T4">to determine whether two samples come from the same distribution. </text:span></text:p>
      <text:p text:style-name="P2"/>
      <text:p text:style-name="P3"><text:span text:style-name="T5">Here is the list of statistical tests and a brief description used for one dimensional sample in this project.</text:span></text:p>
      <text:p text:style-name="P4"/>
      <table:table table:name="Table1" table:style-name="Table1">
        <table:table-column table:style-name="Table1.A"/>
        <table:table-column table:style-name="Table1.B"/>
        <table:table-row table:style-name="TableLine2043067561328">
          <table:table-cell table:style-name="Table1.A1" office:value-type="string">
            <text:p text:style-name="P6">test</text:p>
          </table:table-cell>
          <table:table-cell table:style-name="Table1.A1" office:value-type="string">
            <text:p text:style-name="P6">One sample test</text:p>
          </table:table-cell>
        </table:table-row>
        <table:table-row table:style-name="TableLine2043067561328">
          <table:table-cell table:style-name="Table1.A1" office:value-type="string">
            <text:p text:style-name="P6">Kolmogorov–Smirnov test </text:p>
          </table:table-cell>
          <table:table-cell table:style-name="Table1.A1" office:value-type="string">
            <text:p text:style-name="P6">Largest distance of ecdf and cdf</text:p>
          </table:table-cell>
        </table:table-row>
        <table:table-row table:style-name="TableLine2043067561328">
          <table:table-cell table:style-name="Table1.A1" office:value-type="string">
            <text:p text:style-name="P6">Chi squared test</text:p>
          </table:table-cell>
          <table:table-cell table:style-name="Table1.A1" office:value-type="string">
            <text:p text:style-name="P6">Sum of <text:span text:style-name="T6">square of differences between the expected and actual frequencies per interval</text:span></text:p>
          </table:table-cell>
        </table:table-row>
        <table:table-row table:style-name="TableLine2043067561328">
          <table:table-cell table:style-name="Table1.A1" office:value-type="string">
            <text:p text:style-name="P7">Cramer von mises criterion</text:p>
          </table:table-cell>
          <table:table-cell table:style-name="Table1.A1" office:value-type="string">
            <text:p text:style-name="P8"><text:span text:style-name="T6">Calculates T statistics*</text:span><draw:frame draw:style-name="fr1" draw:name="Image1" text:anchor-type="as-char" svg:width="0.041cm" svg:height="0.041cm" draw:z-index="0"><draw:image xlink:href="Pictures/100026E70000001A0000001A45A1E0C30FF09B0A.svg" xlink:type="simple" xlink:show="embed" xlink:actuate="onLoad" draw:mime-type="image/svg+xml"/><draw:image xlink:href="Pictures/10000201000000010000000108093F3507420144.png" xlink:type="simple" xlink:show="embed" xlink:actuate="onLoad" draw:mime-type="image/png"/><svg:title>{\displaystyle T=n\omega ^{2}={\frac {1}{12n}}+\sum _{i=1}^{n}\left[{\frac {2i-1}{2n}}-F(x_{i})\right]^{2}.}</svg:title></draw:frame> </text:p>
          </table:table-cell>
        </table:table-row>
        <table:table-row table:style-name="TableLine2043067561328">
          <table:table-cell table:style-name="Table1.A1" office:value-type="string">
            <text:p text:style-name="P7">R squared </text:p>
          </table:table-cell>
          <table:table-cell table:style-name="Table1.A1" office:value-type="string">
            <text:p text:style-name="P9"><text:span text:style-name="T7">Coefficient of determination, a value that is closer 1 would indicate the sample better fits the given pdf.</text:span></text:p>
          </table:table-cell>
        </table:table-row>
        <table:table-row table:style-name="TableLine2043067561328">
          <table:table-cell table:style-name="Table1.A1" office:value-type="string">
            <text:p text:style-name="Table_20_Contents"/>
          </table:table-cell>
          <table:table-cell table:style-name="Table1.A1" office:value-type="string">
            <text:p text:style-name="Table_20_Contents"/>
          </table:table-cell>
        </table:table-row>
      </table:table>
      <text:p text:style-name="P4"/>
      <text:p text:style-name="P5"><text:span text:style-name="T8">For the first three of the above tests, a p value is calculated using the resulting statistics. The p value would be uniformly distributed if the sample is from the correct distribution. We can use this fact to conclude that sample is unlikely to have come from the distribution if the statistic produces a very small p value, but cannot infer that higher p value means it is more likely. </text:span><text:span text:style-name="T9">Throughout this project, a somewhat arbitrary but commonly used critical value of 0.01 has been chosen. It will be said that a given sample has passed a given test if its associated p value is greater than 0.01 and fail the test if it is smaller. The absolute value of the statistics can also be used to compare how good different sampling algorithms are. <text:s/></text:span></text:p>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맑은 고딕" style:font-size-asian="10.5pt" style:language-asian="ko" style:country-asian="KR"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맑은 고딕" style:font-size-asian="10.5pt" style:language-asian="ko" style:country-asian="KR"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0:45:13.162000000</meta:creation-date>
    <dc:date>2021-08-17T22:21:51.300000000</dc:date>
    <meta:editing-duration>PT32M13S</meta:editing-duration>
    <meta:editing-cycles>3</meta:editing-cycles>
    <meta:generator>LibreOffice/7.0.3.1$Windows_X86_64 LibreOffice_project/d7547858d014d4cf69878db179d326fc3483e082</meta:generator>
    <meta:document-statistic meta:table-count="1" meta:image-count="1" meta:object-count="0" meta:page-count="1" meta:paragraph-count="15" meta:word-count="271" meta:character-count="1592" meta:non-whitespace-character-count="1330"/>
  </office:meta>
</office:document-meta>
</file>